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a0ae0b0" style:family="table" style:master-page-name="ta-mp-0xa0ae0b0">
      <style:table-properties table:display="true" style:writing-mode="lr-tb"/>
    </style:style>
    <style:style style:name="ta-0xa0ae208" style:family="table" style:master-page-name="ta-mp-0xa0ae208">
      <style:table-properties table:display="true" style:writing-mode="lr-tb"/>
    </style:style>
    <style:style style:name="ta-0xa0ae360" style:family="table" style:master-page-name="ta-mp-0xa0ae36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a0a280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a298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a1d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a2a4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a25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a1e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a1f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2.71pt" style:use-optimal-column-width="true"/>
    </style:style>
    <style:style style:name="ACOL-2" style:family="table-column">
      <style:table-column-properties style:column-width="276.35pt" style:use-optimal-column-width="true"/>
    </style:style>
    <style:style style:name="ACOL-3" style:family="table-column"/>
    <style:style style:name="ACOL-4" style:family="table-column">
      <style:table-column-properties style:column-width="64.01pt" style:use-optimal-column-width="true"/>
    </style:style>
    <style:style style:name="AROW-1" style:family="table-row">
      <style:table-row-properties style:row-height="12.64pt" style:use-optimal-row-height="true"/>
    </style:style>
    <style:style style:name="AROW-2" style:family="table-row">
      <style:table-row-properties style:row-height="12.10pt" style:use-optimal-row-height="true"/>
    </style:style>
    <style:style style:name="AROW-3" style:family="table-row">
      <style:table-row-properties style:row-height="13.50pt" style:use-optimal-row-height="true"/>
    </style:style>
    <style:style style:name="AROW-4" style:family="table-row"/>
    <style:style style:name="AROW-5" style:family="table-row">
      <style:table-row-properties style:row-height="12.8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a0ae0b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254"/>
        <table:table-row table:style-name="AROW-1">
          <table:table-cell table:style-name="ACE-0xa0a2500" office:value-type="float" office:value="1">
            <text:p>1</text:p>
          </table:table-cell>
          <table:table-cell table:style-name="ACE-0xa0a2980" office:value-type="string" office:string-value="плата коммутации высокого напряжения">
            <text:p>плата коммутации высокого напряжения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2">
            <text:p>2</text:p>
          </table:table-cell>
          <table:table-cell table:style-name="ACE-0xa0a2980" office:value-type="string" office:string-value="блок питания VFT150PS24">
            <text:p>блок питания VFT150PS24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3">
            <text:p>3</text:p>
          </table:table-cell>
          <table:table-cell table:style-name="ACE-0xa0a2980" office:value-type="string" office:string-value="блок питания VFT150PS24">
            <text:p>блок питания VFT150PS24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4">
            <text:p>4</text:p>
          </table:table-cell>
          <table:table-cell table:style-name="ACE-0xa0a2980" office:value-type="string" office:string-value="блок питания VFT150PS24">
            <text:p>блок питания VFT150PS24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5">
            <text:p>5</text:p>
          </table:table-cell>
          <table:table-cell table:style-name="ACE-0xa0a2980" office:value-type="string" office:string-value="блок питания ECM40US24">
            <text:p>блок питания ECM40US24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6">
            <text:p>6</text:p>
          </table:table-cell>
          <table:table-cell table:style-name="ACE-0xa0a2980" office:value-type="string" office:string-value="блок питания ECM40US24">
            <text:p>блок питания ECM40US24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7">
            <text:p>7</text:p>
          </table:table-cell>
          <table:table-cell table:style-name="ACE-0xa0a2980" office:value-type="string" office:string-value="блок питания ECL25US48-T">
            <text:p>блок питания ECL25US48-T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8">
            <text:p>8</text:p>
          </table:table-cell>
          <table:table-cell table:style-name="ACE-0xa0a2980" office:value-type="string" office:string-value="маршрутизатор D-Link DES-100P/A1">
            <text:p>маршрутизатор D-Link DES-100P/A1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9">
            <text:p>9</text:p>
          </table:table-cell>
          <table:table-cell table:style-name="ACE-0xa0a2980" office:value-type="string" office:string-value="плата коммутации низкого напряжения">
            <text:p>плата коммутации низкого напряжения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10">
            <text:p>10</text:p>
          </table:table-cell>
          <table:table-cell table:style-name="ACE-0xa0a2980" office:value-type="string" office:string-value="бортовой микропроцессорный блок управления">
            <text:p>бортовой микропроцессорный блок управления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11">
            <text:p>11</text:p>
          </table:table-cell>
          <table:table-cell table:style-name="ACE-0xa0a2980" office:value-type="string" office:string-value="драйвер двигателя ELECTROPRIVOD">
            <text:p>драйвер двигателя ELECTROPRIVOD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string" office:string-value="12,13,14,15">
            <text:p>12,13,14,15</text:p>
          </table:table-cell>
          <table:table-cell table:style-name="ACE-0xa0a2980" office:value-type="string" office:string-value="драйвер двигателя ESCON 50/5">
            <text:p>драйвер двигателя ESCON 50/5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16">
            <text:p>16</text:p>
          </table:table-cell>
          <table:table-cell table:style-name="ACE-0xa0a2980" office:value-type="string" office:string-value="контроллер клапанов и двигателей">
            <text:p>контроллер клапанов и двигателей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17">
            <text:p>17</text:p>
          </table:table-cell>
          <table:table-cell table:style-name="ACE-0xa0a2980" office:value-type="string" office:string-value="абсолютный энкодер">
            <text:p>абсолютный энкодер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string" office:string-value="18, 20, 21">
            <text:p>18, 20, 21</text:p>
          </table:table-cell>
          <table:table-cell table:style-name="ACE-0xa0a2980" office:value-type="string" office:string-value="инкрементальный энкодер">
            <text:p>инкрементальный энкодер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22">
            <text:p>22</text:p>
          </table:table-cell>
          <table:table-cell table:style-name="ACE-0xa0a2980" office:value-type="string" office:string-value="двигатель поворота">
            <text:p>двигатель поворота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23">
            <text:p>23</text:p>
          </table:table-cell>
          <table:table-cell table:style-name="ACE-0xa0a2980" office:value-type="string" office:string-value="двигатель MAXON EC45flat 339281">
            <text:p>двигатель MAXON EC45flat 339281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24">
            <text:p>24</text:p>
          </table:table-cell>
          <table:table-cell table:style-name="ACE-0xa0a2980" office:value-type="string" office:string-value="двигатель MAXON Re40 148867">
            <text:p>двигатель MAXON Re40 148867</text:p>
          </table:table-cell>
          <table:table-cell table:number-columns-repeated="254" table:style-name="Gnumeric-default"/>
        </table:table-row>
        <table:table-row table:style-name="AROW-2">
          <table:table-cell table:style-name="ACE-0xa0a2500" office:value-type="float" office:value="25">
            <text:p>25</text:p>
          </table:table-cell>
          <table:table-cell table:style-name="ACE-0xa0a2980" office:value-type="string" office:string-value="двигатель MAXON Re40 148867">
            <text:p>двигатель MAXON Re40 148867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26">
            <text:p>26</text:p>
          </table:table-cell>
          <table:table-cell table:style-name="ACE-0xa0a2980" office:value-type="string" office:string-value="двигатель MAXON Amax26 110212">
            <text:p>двигатель MAXON Amax26 110212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string" office:string-value="27, 28, 29, 30">
            <text:p>27, 28, 29, 30</text:p>
          </table:table-cell>
          <table:table-cell table:style-name="ACE-0xa0a2980" office:value-type="string" office:string-value="индуктивный датчик">
            <text:p>индуктивный датчик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string" office:string-value="31,...,88">
            <text:p>31,...,88</text:p>
          </table:table-cell>
          <table:table-cell table:style-name="ACE-0xa0a2980" office:value-type="string" office:string-value="исполнительные элементы и датчики пневматической системы">
            <text:p>исполнительные элементы и датчики пневматической системы</text:p>
          </table:table-cell>
          <table:table-cell table:number-columns-repeated="254" table:style-name="Gnumeric-default"/>
        </table:table-row>
        <table:table-row table:style-name="AROW-1">
          <table:table-cell table:style-name="ACE-0xa0a2500" office:value-type="float" office:value="89">
            <text:p>89</text:p>
          </table:table-cell>
          <table:table-cell table:style-name="ACE-0xa0a2980" office:value-type="string" office:string-value="IP камера">
            <text:p>IP камера</text:p>
          </table:table-cell>
          <table:table-cell table:number-columns-repeated="254" table:style-name="Gnumeric-default"/>
        </table:table-row>
        <table:table-row table:style-name="AROW-3">
          <table:table-cell table:style-name="ACE-0xa0a2500" office:value-type="float" office:value="90">
            <text:p>90</text:p>
          </table:table-cell>
          <table:table-cell table:style-name="ACE-0xa0a2980" office:value-type="string" office:string-value="плата коммутации электропитания">
            <text:p>плата коммутации электропитания</text:p>
          </table:table-cell>
          <table:table-cell table:number-columns-repeated="254" table:style-name="Gnumeric-default"/>
        </table:table-row>
        <table:table-row table:style-name="AROW-3">
          <table:table-cell table:style-name="ACE-0xa0a2500" office:value-type="float" office:value="91">
            <text:p>91</text:p>
          </table:table-cell>
          <table:table-cell table:style-name="ACE-0xa0a2980" office:value-type="string" office:string-value="блок питания ECL25US48-T">
            <text:p>блок питания ECL25US48-T</text:p>
          </table:table-cell>
          <table:table-cell table:number-columns-repeated="254" table:style-name="Gnumeric-default"/>
        </table:table-row>
        <table:table-row table:style-name="AROW-3">
          <table:table-cell table:style-name="ACE-0xa0a2500" office:value-type="float" office:value="92">
            <text:p>92</text:p>
          </table:table-cell>
          <table:table-cell table:style-name="ACE-0xa0a2980" office:value-type="string" office:string-value="блок питания SDS60US19+">
            <text:p>блок питания SDS60US19+</text:p>
          </table:table-cell>
          <table:table-cell table:number-columns-repeated="254" table:style-name="Gnumeric-default"/>
        </table:table-row>
        <table:table-row table:style-name="AROW-3">
          <table:table-cell table:style-name="ACE-0xa0a2500" office:value-type="float" office:value="93">
            <text:p>93</text:p>
          </table:table-cell>
          <table:table-cell table:style-name="ACE-0xa0a2980" office:value-type="string" office:string-value="маршрутизатор D-Link DES-100P/A1">
            <text:p>маршрутизатор D-Link DES-100P/A1</text:p>
          </table:table-cell>
          <table:table-cell table:number-columns-repeated="254" table:style-name="Gnumeric-default"/>
        </table:table-row>
        <table:table-row table:style-name="AROW-3">
          <table:table-cell table:style-name="ACE-0xa0a2500" office:value-type="float" office:value="94">
            <text:p>94</text:p>
          </table:table-cell>
          <table:table-cell table:style-name="ACE-0xa0a2980" office:value-type="string" office:string-value="компьютер">
            <text:p>компьютер</text:p>
          </table:table-cell>
          <table:table-cell table:number-columns-repeated="254" table:style-name="Gnumeric-default"/>
        </table:table-row>
        <table:table-row table:style-name="AROW-3">
          <table:table-cell table:style-name="ACE-0xa0a2500" office:value-type="float" office:value="95">
            <text:p>95</text:p>
          </table:table-cell>
          <table:table-cell table:style-name="ACE-0xa0a2980" office:value-type="string" office:string-value="камера">
            <text:p>камера</text:p>
          </table:table-cell>
          <table:table-cell table:number-columns-repeated="254" table:style-name="Gnumeric-default"/>
        </table:table-row>
        <table:table-row table:style-name="AROW-3">
          <table:table-cell table:style-name="ACE-0xa0a2500" office:value-type="float" office:value="96">
            <text:p>96</text:p>
          </table:table-cell>
          <table:table-cell table:style-name="ACE-0xa0a2980" office:value-type="string" office:string-value="плата управления джойстиками">
            <text:p>плата управления джойстиками</text:p>
          </table:table-cell>
          <table:table-cell table:number-columns-repeated="254" table:style-name="Gnumeric-default"/>
        </table:table-row>
        <table:table-row table:style-name="AROW-3">
          <table:table-cell table:style-name="ACE-0xa0a2800" office:value-type="string" office:string-value="97,..,100">
            <text:p>97,..,100</text:p>
          </table:table-cell>
          <table:table-cell table:style-name="ACE-0xa0a2a40" office:value-type="string" office:string-value="индивидуальные платы монтажа джойстиков.">
            <text:p>индивидуальные платы монтажа джойстиков.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a0ae208" table:print="true">
        <office:forms form:automatic-focus="false" form:apply-design-mode="false">
          <form:form/>
        </office:forms>
        <table:table-column table:default-cell-style-name="ACE-0xa0a1e40" table:style-name="ACOL-4"/>
        <table:table-column table:default-cell-style-name="ACE-0xa0a1e40" table:style-name="ACOL-0" table:number-columns-repeated="255"/>
        <table:table-row table:style-name="AROW-5">
          <table:table-cell table:number-columns-repeated="256" table:style-name="ACE-0xa0a1e40"/>
        </table:table-row>
        <table:table-row table:style-name="AROW-0">
          <table:table-cell table:number-columns-repeated="256" table:style-name="ACE-0xa0a1e40"/>
        </table:table-row>
        <table:table-row table:style-name="AROW-0" table:number-rows-repeated="65534">
          <table:table-cell table:number-columns-repeated="256" table:style-name="ACE-0xa0a1e40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a0ae360" table:print="true">
        <office:forms form:automatic-focus="false" form:apply-design-mode="false">
          <form:form/>
        </office:forms>
        <table:table-column table:default-cell-style-name="ACE-0xa0a1f00" table:style-name="ACOL-4"/>
        <table:table-column table:default-cell-style-name="ACE-0xa0a1f00" table:style-name="ACOL-0" table:number-columns-repeated="255"/>
        <table:table-row table:style-name="AROW-5">
          <table:table-cell table:number-columns-repeated="256" table:style-name="ACE-0xa0a1f00"/>
        </table:table-row>
        <table:table-row table:style-name="AROW-0">
          <table:table-cell table:number-columns-repeated="256" table:style-name="ACE-0xa0a1f00"/>
        </table:table-row>
        <table:table-row table:style-name="AROW-0" table:number-rows-repeated="65534">
          <table:table-cell table:number-columns-repeated="256" table:style-name="ACE-0xa0a1f00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a0aa08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a0ca3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a0b0a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a0ae0b0" style:display-name="Sheet1" style:page-layout-name="pl-0xa0aa08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ae208" style:display-name="Sheet2" style:page-layout-name="pl-0xa0ca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ae360" style:display-name="Sheet3" style:page-layout-name="pl-0xa0b0a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ergey Bashkirov</dc:creator>
    <dc:date>2012-12-21T06:47:20Z</dc:date>
    <meta:creation-date>2012-12-18T22:29:23Z</meta:creation-date>
    <meta:editing-cycles>3</meta:editing-cycles>
    <meta:editing-duration>PT16M46S</meta:editing-duration>
    <meta:generator>gnumeric/1.10.17</meta:generator>
    <meta:initial-creator>Sergey Bashkirov</meta:initial-creator>
  </office:meta>
</office:document-meta>
</file>